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0aa1" officeooo:paragraph-rsid="00040aa1"/>
    </style:style>
    <style:style style:name="P2" style:family="paragraph" style:parent-style-name="Standard">
      <style:text-properties officeooo:rsid="0005299b" officeooo:paragraph-rsid="0005299b"/>
    </style:style>
    <style:style style:name="P3" style:family="paragraph" style:parent-style-name="Standard">
      <style:text-properties officeooo:rsid="00075b17" officeooo:paragraph-rsid="00075b17"/>
    </style:style>
    <style:style style:name="T1" style:family="text">
      <style:text-properties officeooo:rsid="00072b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eces of code<text:tab/><text:tab/><text:tab/><text:tab/><text:tab/><text:tab/><text:tab/><text:tab/><text:tab/><text:tab/>Rev. 1/6/2021</text:p>
      <text:p text:style-name="P1"/>
      <text:p text:style-name="P1">Purpose</text:p>
      <text:p text:style-name="P1"/>
      <text:p text:style-name="P1">To create a free (to use) web host and web application creation platform <text:span text:style-name="T1">for the FreeBSD community</text:span></text:p>
      <text:p text:style-name="P1"/>
      <text:p text:style-name="P2">Technology</text:p>
      <text:p text:style-name="P2"/>
      <text:p text:style-name="P2">1. FreeBSD</text:p>
      <text:p text:style-name="P2">2. </text:p>
      <text:p text:style-name="P2"/>
      <text:p text:style-name="P3">Design</text:p>
      <text:p text:style-name="P3"/>
      <text:p text:style-name="P3">Function</text:p>
      <text:p text:style-name="P3"/>
      <text:p text:style-name="P3">Resources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6T14:12:34.842000000</meta:creation-date>
    <meta:generator>LibreOffice/7.0.3.1$Windows_X86_64 LibreOffice_project/d7547858d014d4cf69878db179d326fc3483e082</meta:generator>
    <dc:date>2021-01-06T14:22:08.644000000</dc:date>
    <meta:editing-duration>PT9M31S</meta:editing-duration>
    <meta:editing-cycles>6</meta:editing-cycles>
    <meta:document-statistic meta:table-count="0" meta:image-count="0" meta:object-count="0" meta:page-count="1" meta:paragraph-count="9" meta:word-count="30" meta:character-count="188" meta:non-whitespace-character-count="157"/>
  </office:meta>
</office:document-meta>
</file>